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2F000001F4400001F450552B7B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sans-serif" svg:font-family="sans-serif"/>
    <style:font-face style:name="Calibri1"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tyle="normal" style:font-style-asian="normal" style:font-style-complex="normal"/>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Heading_20_2">
      <style:text-properties fo:font-style="normal" fo:font-weight="normal" style:font-style-asian="normal" style:font-weight-asian="normal" style:font-style-complex="normal" style:font-weight-complex="normal"/>
    </style:style>
    <style:style style:name="P4" style:family="paragraph" style:parent-style-name="Heading_20_2">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Heading_20_2">
      <style:paragraph-properties fo:margin-top="0.423cm" fo:margin-bottom="0.212cm" fo:text-align="justify" style:justify-single-word="false" fo:keep-with-next="always"/>
      <style:text-properties style:font-name="Arial" fo:font-style="normal" fo:font-weight="normal" style:font-name-asian="Arial Unicode MS" style:font-style-asian="normal" style:font-weight-asian="normal" style:font-name-complex="Mangal" style:font-style-complex="normal" style:font-weight-complex="normal"/>
    </style:style>
    <style:style style:name="P6" style:family="paragraph" style:parent-style-name="Text_20_body" style:list-style-name="L1"/>
    <style:style style:name="P7" style:family="paragraph" style:parent-style-name="Text_20_body">
      <style:text-properties fo:font-weight="bold" style:font-weight-asian="bold" style:font-weight-complex="bold"/>
    </style:style>
    <style:style style:name="P8" style:family="paragraph" style:parent-style-name="Text_20_body" style:list-style-name="L1">
      <style:text-properties fo:font-weight="bold" style:font-weight-asian="bold" style:font-weight-complex="bold"/>
    </style:style>
    <style:style style:name="P9" style:family="paragraph" style:parent-style-name="Text_20_body" style:list-style-name="L2">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1">
      <style:text-properties fo:font-weight="normal" style:font-weight-asian="normal" style:font-weight-complex="normal"/>
    </style:style>
    <style:style style:name="P12" style:family="paragraph" style:parent-style-name="Text_20_body" style:list-style-name="L2">
      <style:text-properties fo:font-weight="normal" style:font-weight-asian="normal" style:font-weight-complex="normal"/>
    </style:style>
    <style:style style:name="P13" style:family="paragraph" style:parent-style-name="Text_20_body" style:list-style-name="L1">
      <style:paragraph-properties fo:text-align="justify" style:justify-single-word="false"/>
      <style:text-properties fo:font-style="normal" fo:font-weight="bold" style:font-style-asian="normal" style:font-weight-asian="bold" style:font-style-complex="normal" style:font-weight-complex="bold"/>
    </style:style>
    <style:style style:name="P14" style:family="paragraph" style:parent-style-name="Text_20_body" style:list-style-name="L2"/>
    <style:style style:name="P15" style:family="paragraph" style:parent-style-name="Illustration">
      <style:paragraph-properties fo:text-align="center" style:justify-single-word="false"/>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indent="0cm"/>
    </style:style>
    <style:style style:name="P18" style:family="paragraph">
      <style:paragraph-properties fo:margin-left="0cm" fo:margin-right="0cm" fo:margin-top="0cm" fo:margin-bottom="0cm" fo:line-height="100%" fo:text-indent="0cm"/>
      <style:text-properties style:use-window-font-color="true" style:text-outline="false" style:text-line-through-style="none" style:font-name="Calibri2"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P19"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Arial Unicode MS"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center" fo:text-indent="0cm"/>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Calibri1" fo:font-weight="normal" style:font-weight-asian="normal" style:font-weight-complex="normal"/>
    </style:style>
    <style:style style:name="T9" style:family="text">
      <style:text-properties style:font-name="Arial" fo:font-style="normal" fo:font-weight="normal" style:font-name-asian="Arial Unicode MS" style:font-style-asian="normal" style:font-weight-asian="normal" style:font-name-complex="Mangal" style:font-style-complex="normal" style:font-weight-complex="normal"/>
    </style:style>
    <style:style style:name="T10" style:family="text">
      <style:text-properties style:use-window-font-color="true" style:text-outline="false" style:text-line-through-style="none" style:font-name="Calibri2"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10pt" fo:font-style="normal" fo:text-shadow="none" style:text-underline-style="none" fo:font-weight="normal" style:letter-kerning="true" style:font-name-asian="Arial Unicode MS"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471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71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471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b3b3b3" draw:fill-gradient-name="Gradient_20_1" draw:opacity-name="Transparency_20_3"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middle" draw:auto-grow-height="true" draw:auto-grow-width="false" fo:min-height="0.935cm" fo:min-width="7.99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middle" draw:auto-grow-height="true" draw:auto-grow-width="false" fo:min-height="0.482cm" fo:min-width="7.999cm" fo:padding-top="0.125cm" fo:padding-bottom="0.125cm" fo:padding-left="0.25cm" fo:padding-right="0.25cm" draw:shadow="hidden" draw:shadow-offset-x="0.3cm" draw:shadow-offset-y="0.3cm" draw:shadow-color="#808080" style:run-through="foreground"/>
    </style:style>
    <style:style style:name="gr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00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b3b3b3" draw:fill-gradient-name="Gradient_20_1" draw:opacity-name="Transparency_20_3"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1" style:family="graphic">
      <style:graphic-properties draw:stroke="solid" svg:stroke-width="0.101cm" svg:stroke-color="#000000" draw:marker-start="" draw:marker-start-width="0.349cm" draw:marker-start-center="false" draw:marker-end="" draw:marker-end-width="0.349cm" draw:marker-end-center="false" draw:fill="solid" draw:fill-color="#ffffff" draw:textarea-horizontal-align="center" draw:textarea-vertical-align="middle" fo:padding-top="0.175cm" fo:padding-bottom="0.175cm" fo:padding-left="0.3cm" fo:padding-right="0.3cm" draw:shadow="visible" draw:shadow-offset-x="0.3cm" draw:shadow-offset-y="0.3cm" draw:shadow-color="#808080" style:run-through="foreground"/>
    </style:style>
    <style:style style:name="gr22" style:family="graphic">
      <style:graphic-properties draw:stroke="none" draw:fill="none" style:mirror="none"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101cm" svg:stroke-color="#000000" draw:marker-start="" draw:marker-start-width="0.349cm" draw:marker-start-center="false" draw:marker-end="" draw:marker-end-width="0.349cm" draw:marker-end-center="false" draw:fill="solid" draw:fill-color="#c5000b" draw:textarea-horizontal-align="center" draw:textarea-vertical-align="middle" fo:padding-top="0.175cm" fo:padding-bottom="0.175cm" fo:padding-left="0.3cm" fo:padding-right="0.3cm" draw:shadow="visible"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b3b3b3" draw:fill-gradient-name="Gradient_20_1" draw:opacity-name="Transparency_20_8"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0047ff" draw:opacity-name="Transparency_20_7"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0047ff" draw:opacity-name="Transparency_20_4"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0047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GME HTML5</text:h>
      <text:h text:style-name="Heading_20_2" text:outline-level="2">Introducción</text:h>
      <text:p text:style-name="Text_20_body">El juego “<text:span text:style-name="T1">DragMe</text:span>” está basado en un juego llamado “<text:span text:style-name="T1">Scape Game</text:span><text:span text:style-name="T1"><text:note text:id="ftn1" text:note-class="footnote"><text:note-citation>1</text:note-citation><text:note-body><text:p text:style-name="Footnote">Enlace: <text:a xlink:type="simple" xlink:href="http://www.probabilityof.com/escape.shtml">http://www.probabilityof.com/escape.shtml</text:a></text:p></text:note-body></text:note></text:span>”, de autor desconocido, cuya función consiste en mover un cuadrado central evitando en todo momento colisionar con el resto de figuras rectangulares que se encuentra desplazándose libremente sobre el tablero de juego y sin colisionar con los bordes que delimitan la zona central del tablero.</text:p>
      <text:p text:style-name="Text_20_body">Este juego tiene gran interés en cuanto a terapia interactiva para el entrenamiento visual debido a que se puede conseguir dos entidades diferenciadas, con un color diferente, permitiendo que que los ojos del paciente trabajen de forma independiente. Con estas dos entidades nos referimos a las figuras geométricas que conforman el juego, una de ellas será el bloque central que el jugador <text:s/>o paciente tendrá que mover por todo el tablero y la otra entidad estará formada por el conjunto de bloques geométricos que intentarán colisionar con el bloque central. A estas dos entidades se le asignará un color de relleno diferente, tras la calibración de las gafas <text:span text:style-name="T3">bicolor (rojo/verde o rojo/azul)</text:span> con la pantalla en la que vaya a jugar, permitiendo <text:span text:style-name="T3">la distribución de información entre los dos ojos, obligando a los dos ojos a cooperar y favoreciendo el entrenamiento visual y por tanto, la recuperación del paciente.</text:span></text:p>
      <text:p text:style-name="Text_20_body"><text:span text:style-name="T3">No perdemos de vista una de las principales características del proyecto, se trata de la tecnología empleada en el desarrollo del juego. Como se ha comentando en juegos anteriores, la tecnología utilizada será HTML5, que junto con una serie de </text:span><text:span text:style-name="T1">frameworks</text:span><text:span text:style-name="T1"><text:note text:id="ftn2" text:note-class="footnote"><text:note-citation>2</text:note-citation><text:note-body><text:p text:style-name="Footnote">Estructura conceptual y tecnológica de soporte definido, normalmente con artefactos o módulos de software concretos, que puede servir de base para la organización y desarrollo de software.</text:p></text:note-body></text:note></text:span><text:span text:style-name="T1"> </text:span><text:span text:style-name="T3">y un diseño adaptativo, prescindiremos de la tecnología Flash, cuya presencia en tecnologías móviles es casi inexistente, debido a problemas de compatibilidad y rendimiento sobre dichas plataformas.</text:span></text:p>
      <text:p text:style-name="P2">Se ha estudiado en profundidad la lógica del juego además de sus características y parámetros de configuración, consiguiendo que el especialista pueda utilizar este juego, junto con los parámetros de configuración, como una herramienta de fácil de uso en el tratamiento de la disfunción visual del paciente, consiguiendo un tratamiento individual para cada uno de ellos.</text:p>
      <text:p text:style-name="P1"><text:s/>facilitando la labor de seguimiento por parte del especialista, haciendo posible la adaptación del <text:s/>tratamiento a cada paciente.</text:p>
      <text:h text:style-name="Heading_20_2" text:outline-level="2"><text:bookmark text:name="__RefNumPara__2575_1799327073"/><text:bookmark text:name="__RefHeading__2541_1799327073"/>Elementos<text:bookmark-end text:name="__RefNumPara__2575_1799327073"/><text:bookmark-end text:name="__RefHeading__2541_1799327073"/></text:h>
      <text:p text:style-name="Text_20_body">A continuación identificaremos cada uno de los elementos que intervienen en el juego, objetivo prioritario y fundamental para obtener un juego con un rendimiento óptimo y un escaso uso de recursos, consiguiendo que el procesamiento del juego sea muy rápido. Función muy importante debido a la escalabilidad de la aplicación web que desarrollamos en este proyecto, ya que puede usarse tanto en ordenadores personales con gran capacidad de procesamiento como en dispositivos portátiles con una menor capacidad.</text:p>
      <text:p text:style-name="Text_20_body">Al igual que en juegos anteriores identificaremos las capas en las que se divide el juego y la describiremos posteriormente. El número de capas en las que se divide se pueden observar en la <text:sequence-ref text:reference-format="text" text:ref-name="refIllustration0">Ilustración 1: Capas o layers de DragMe</text:sequence-ref>.</text:p>
      <text:p text:style-name="Text_20_body"><draw:frame draw:style-name="fr1" draw:name="Marco1" text:anchor-type="paragraph" svg:y="0.21cm" svg:width="8.304cm" draw:z-index="0"><draw:text-box fo:min-height="7.271cm"><text:p text:style-name="P15"><draw:g text:anchor-type="paragraph" draw:z-index="1" draw:style-name="gr1"><draw:path draw:style-name="gr2" draw:text-style-name="P16" svg:width="5.608cm" svg:height="5.085cm" draw:transform="skewX (-0.296356906988581) rotate (-0.0207694180999145) translate (-0.823246684931956cm 1.74535300669674cm)" svg:viewBox="0 0 5609 5086" svg:d="m0 2900c437-987 880-1953 1331-2900 1005 1324 2373 2080 3886 2183 87 978 216 1937 392 2871-2175 201-4180-537-5609-2154z"><text:p/></draw:path><draw:path draw:style-name="gr3" draw:text-style-name="P16" svg:width="5.607cm" svg:height="5.085cm" draw:transform="skewX (-0.29670597283898) rotate (-0.0207694180999145) translate (-0.226172940440224cm 0.877842314829264cm)" svg:viewBox="0 0 5608 5086" svg:d="m0 2900c437-987 881-1953 1332-2900 1005 1324 2373 2080 3886 2183 86 978 215 1937 390 2871-2175 201-4180-537-5608-2154z"><text:p/></draw:path><draw:path draw:style-name="gr4" draw:text-style-name="P16" svg:width="5.607cm" svg:height="5.087cm" draw:transform="skewX (-0.296356906988581) rotate (-0.0204203522495157) translate (0.367804103944788cm -0.027209284289212cm)" svg:viewBox="0 0 5608 5088" svg:d="m0 2899c437-986 881-1952 1332-2899 1005 1324 2372 2081 3885 2185 86 978 215 1937 391 2871-2176 200-4180-538-5608-2157z"><text:p/></draw:path><draw:frame draw:style-name="gr5" draw:text-style-name="P18" svg:width="1.779cm" svg:height="0.772cm" svg:x="5.043cm" svg:y="6.339cm"><draw:text-box><text:p text:style-name="P17"><text:span text:style-name="T10">Capa 1</text:span></text:p></draw:text-box></draw:frame><draw:frame draw:style-name="gr6" draw:text-style-name="P18" svg:width="1.779cm" svg:height="0.772cm" svg:x="5.636cm" svg:y="5.433cm"><draw:text-box><text:p text:style-name="P17"><text:span text:style-name="T10">Capa 2</text:span></text:p></draw:text-box></draw:frame><draw:frame draw:style-name="gr7" draw:text-style-name="P18" svg:width="1.779cm" svg:height="0.772cm" svg:x="6.525cm" svg:y="4.528cm"><draw:text-box><text:p text:style-name="P17"><text:span text:style-name="T10">Capa 3</text:span></text:p></draw:text-box></draw:frame></draw:g>Ilustración <text:sequence text:ref-name="refIllustration0" text:name="Illustration" text:formula="ooow:Illustration+1" style:num-format="1">1</text:sequence>: Capas o layers de DragMe</text:p></draw:text-box></draw:frame><text:soft-page-break/></text:p>
      <text:p text:style-name="Text_20_body">A continuación definiremos los elementos que contienen cada una de las capas que conforman el juego:</text:p>
      <text:list xml:id="list31503854" text:style-name="L1">
        <text:list-item>
          <text:p text:style-name="P6"><text:span text:style-name="T7">Capa 1</text:span>: Contiene el rectángulo base que delimita y conforma el tablero, donde se alojará el rectángulo principal y por el que transcurrirá el bloque que moverá el jugador. Esta capa no almacenará animación alguna por lo que su repintado (para apreciar animación) no será necesario.</text:p>
          <text:list>
            <text:list-item>
              <text:p text:style-name="P6"><text:span text:style-name="T7">Rectángulo interior</text:span><text:span text:style-name="T4">:</text:span> Delimita el tablero de juego estableciendo tanto el ancho como el alto del juego.</text:p>
            </text:list-item>
            <text:list-item>
              <text:p text:style-name="P8">Rectángulo exterior: <text:span text:style-name="T6">Delimita la zona por la que deberá transitar el bloque central, en caso de que este bloque salga fuera de los límites del rectángulo exterior, se habrá perdido la partida.</text:span></text:p>
            </text:list-item>
          </text:list>
          <text:p text:style-name="P6"><text:span text:style-name="T6">Los elementos que conforman esta capa pueden observarse mejor en la </text:span><text:span text:style-name="T6"><text:sequence-ref text:reference-format="text" text:ref-name="refIllustration1">Ilustración 2: Capa 1 de DragMe</text:sequence-ref></text:span><text:span text:style-name="T6">.</text:span></text:p>
        </text:list-item>
      </text:list>
      <text:p text:style-name="Text_20_body"><text:span text:style-name="T6"/></text:p>
      <text:p text:style-name="Text_20_body"><draw:frame draw:style-name="fr1" draw:name="Marco2" text:anchor-type="paragraph" svg:y="0.212cm" svg:width="6.488cm" draw:z-index="2"><draw:text-box fo:min-height="6.765cm"><text:p text:style-name="P15"><draw:g text:anchor-type="paragraph" draw:z-index="3" draw:style-name="gr1"><draw:path draw:style-name="gr8" draw:text-style-name="P16" svg:width="6.181cm" svg:height="6.458cm" svg:x="0.152cm" svg:y="0cm" svg:viewBox="0 0 6182 6459" svg:d="m246 6186c-136-25-246-158-246-294 0-1896 0-3792 0-5688 0-136 110-225 246-200 1884 349 3801 364 5690 38 136-24 246 66 246 203 0 1895 0 3791 0 5687 0 137-110 268-246 292-1889 327-3806 312-5690-38z"><text:p/></draw:path><draw:path draw:style-name="gr9" draw:text-style-name="P16" svg:width="3.708cm" svg:height="3.875cm" svg:x="1.438cm" svg:y="1.292cm" svg:viewBox="0 0 3709 3876" svg:d="m147 3712c-81-15-147-95-147-177 0-1137 0-2275 0-3412 0-82 66-135 147-121 1131 210 2281 219 3415 23 81-14 147 40 147 122 0 1137 0 2275 0 3413 0 82-66 161-147 175-1134 196-2284 187-3415-23z"><text:p/></draw:path><draw:frame draw:style-name="gr10" draw:text-style-name="P19" svg:width="3.71cm" svg:height="1.186cm" svg:x="1.388cm" svg:y="1.406cm"><draw:text-box><text:p text:style-name="P17"><text:span text:style-name="T11">Rectángulo interior</text:span></text:p></draw:text-box></draw:frame><draw:frame draw:style-name="gr11" draw:text-style-name="P19" svg:width="6.183cm" svg:height="0.733cm" svg:x="0.152cm" svg:y="0.545cm"><draw:text-box><text:p text:style-name="P17"><text:span text:style-name="T11">Rectángulo exterior</text:span></text:p></draw:text-box></draw:frame></draw:g>Ilustración <text:sequence text:ref-name="refIllustration1" text:name="Illustration" text:formula="ooow:Illustration+1" style:num-format="1">2</text:sequence>: Capa 1 de DragMe</text:p></draw:text-box></draw:frame><text:span text:style-name="T6"/></text:p>
      <text:list xml:id="list32675455" text:continue-numbering="true" text:style-name="L1">
        <text:list-item>
          <text:p text:style-name="P8"><text:soft-page-break/>Capa 2:<text:span text:style-name="T6"> En esta capa se encuentran los elementos más importantes del juego, pues son los que conformarán la animación, es decir, los elementos que se moverán y sobre los que interactuará el usuario. Esta capa estará siendo repintada continuamente para poder observar una animación rápida y fluida. Los elementos que contiene este </text:span><text:span text:style-name="T2">layer</text:span><text:span text:style-name="T6"> se enumeran a continuación.</text:span></text:p>
          <text:list>
            <text:list-item>
              <text:p text:style-name="P11"><text:span text:style-name="T7">Pieza central:</text:span> Rectángulo situado encima del rectángulo exterior de la capa 1, cuya función principal es moverse, con la interacción del jugador, por todo el escenario sin tocar el rectángulo interior de la capa 1 ni colisionar con ninguno de los bloques oponentes descritos a continuación.</text:p>
            </text:list-item>
            <text:list-item>
              <text:p text:style-name="P6"><text:span text:style-name="T7">Bloques oponentes: </text:span><text:span text:style-name="T6">Consiste en un conjunto de rectángulos o casillas, situados encima del rectángulo exterior de la capa 1, con un movimiento aleatorio por toda la superficie de la capa 1, tanto rectángulo exterior como interior, con el objetivo de colisionar con la pieza central descrita en el punto anterior.</text:span></text:p>
            </text:list-item>
            <text:list-item>
              <text:p text:style-name="P8">Texto de puntuación: <text:span text:style-name="T6">Medirá el tiempo transcurrido desde que el jugador comienza a interactuar con la pieza central hasta que colisiona con una de los bloques oponentes o se sale fuera del rectángulo interior. Este tiempo transcurrido consistirá en la puntuación del jugador.</text:span></text:p>
            </text:list-item>
          </text:list>
        </text:list-item>
        <text:list-item>
          <text:p text:style-name="P8">Capa 3: <text:span text:style-name="T6">Esta capa alojará los elementos de menú del juego, es decir una pequeña pantalla de introducción al juego y un pequeño menú de pausa animado con diferentes opciones de juego. Esta capa al igual que la capa anterior también necesita de repintado, pues contiene algunas animaciones cuando se pulsa sobre algunos de los elementos que se enumeran a continuación.</text:span></text:p>
          <text:list>
            <text:list-item>
              <text:p text:style-name="P8">Botón de inicio: <text:span text:style-name="T6">Este elemento contendrá un pequeño texto introductorio al juego y permitirá la ejecución del juego, tras pulsar sobre él. Una vez se pulse éste desaparecerá y comenzará el juego permitiendo la interacción del jugador sobre los elementos de la capa anterior.</text:span></text:p>
            </text:list-item>
            <text:list-item>
              <text:p text:style-name="P8">Botón de pausa: <text:span text:style-name="T6">Este botón permitirá pausar el transcurso del juego además de animar y mostrar dos nuevos botones con dos nuevas funcionalidades que se describen a continuación.</text:span></text:p>
              <text:list>
                <text:list-item>
                  <text:p text:style-name="P8">Botón de pantalla completa (<text:span text:style-name="T1">full screen)</text:span>: <text:span text:style-name="T6">Al pulsar sobre él se abrirá el juego ocupando toda la pantalla del dispositivo, aumentando la jugabilidad y evitando elementos que distraigan la atención del usuario.</text:span></text:p>
                </text:list-item>
                <text:list-item>
                  <text:p text:style-name="P13">Botón de reinicio <text:span text:style-name="T1">(restart)</text:span>: <text:span text:style-name="T6">Su función es muy simple, consiste en reiniciar el juego cuando el usuario lo desee.</text:span></text:p>
                </text:list-item>
              </text:list>
            </text:list-item>
          </text:list>
        </text:list-item>
      </text:list>
      <text:h text:style-name="P3" text:outline-level="2">Animaciones</text:h>
      <text:p text:style-name="Text_20_body">Al igual que ocurre con otros juegos descritos en este proyecto, sólo dos de las tres capas citadas contienen animaciones, en este apartado describiremos cómo será esa animación y qué elementos intervienen en dichas animaciones.</text:p>
      <text:p text:style-name="Text_20_body"><text:span text:style-name="T5">A continuación enumeraremos las capas y los elementos que la constituyen, descritos anteriormente en el apartado </text:span><text:span text:style-name="T5"><text:bookmark-ref text:reference-format="text" text:ref-name="__RefHeading__2541_1799327073">Elementos</text:bookmark-ref></text:span><text:span text:style-name="T5"> de la pág. </text:span><text:span text:style-name="T5"><text:bookmark-ref text:reference-format="page" text:ref-name="__RefHeading__2541_1799327073">1</text:bookmark-ref></text:span><text:span text:style-name="T5">, que presentan alguna animación, característica fundamental para interactuar con el juego.</text:span></text:p>
      <text:list xml:id="list31228940" text:style-name="L2">
        <text:list-item>
          <text:p text:style-name="P9">Capa 2</text:p>
          <text:list>
            <text:list-item>
              <text:p text:style-name="P9"><text:soft-page-break/>Pieza central: <text:span text:style-name="T6">La pieza central no presenta ninguna animación, salvo el pintado de la pieza para situarla en el lugar que desee el jugador. El tipo de interacción que el jugador tenga con esta pieza central será “</text:span><text:span text:style-name="T2">Drag &amp; Drop”</text:span><text:span text:style-name="T2"><text:note text:id="ftn0" text:note-class="footnote"><text:note-citation>3</text:note-citation><text:note-body><text:p text:style-name="Footnote">Arrastrar y soltar (<text:span text:style-name="T1">drag and drop</text:span>) es una expresión informática que se refiere a la acción de mover objetos de una ventana a otra o entre partes de una mismo elemento.</text:p></text:note-body></text:note></text:span><text:span text:style-name="T5">, es decir, el jugador pulsará sobre la pieza y dejando pulsado moverá la pieza hasta el nuevo punto donde quiere situarla, en ese momento puede elegir entre seguir moviendo la pieza o dejarla en ese sitio. Se puede observar mejor en la </text:span><text:span text:style-name="T5"><text:sequence-ref text:reference-format="text" text:ref-name="refIllustration2">Ilustración 3: Movimiento pieza central de DragMe</text:sequence-ref></text:span><text:span text:style-name="T5">.</text:span></text:p>
            </text:list-item>
          </text:list>
        </text:list-item>
      </text:list>
      <text:p text:style-name="P7"><draw:frame draw:style-name="fr1" draw:name="Marco3" text:anchor-type="paragraph" svg:y="0.212cm" svg:width="8.825cm" draw:z-index="6"><draw:text-box fo:min-height="5.525cm"><text:p text:style-name="Illustration"><draw:g text:anchor-type="paragraph" draw:z-index="7" draw:style-name="gr1"><draw:path draw:style-name="gr20" draw:text-style-name="P16" svg:width="5.284cm" svg:height="5.521cm" svg:x="1.769cm" svg:y="0cm" svg:viewBox="0 0 5285 5522" svg:d="m210 5289c-116-22-210-136-210-252 0-1621 0-3242 0-4863 0-116 94-192 210-170 1611 298 3250 310 4865 32 116-20 210 56 210 173 0 1621 0 3242 0 4862 0 117-94 230-210 250-1615 280-3254 266-4865-32z"><text:p/></draw:path><draw:g draw:style-name="gr14"><draw:rect draw:style-name="gr21" draw:text-style-name="P16" svg:width="3.384cm" svg:height="3.384cm" svg:x="2.741cm" svg:y="1.132cm"><text:p/></draw:rect><draw:frame draw:style-name="gr22" svg:width="3.384cm" svg:height="3.384cm" svg:x="2.741cm" svg:y="1.132cm"><draw:image xlink:href="Pictures/200002F000001F4400001F450552B7BC.svm" xlink:type="simple" xlink:show="embed" xlink:actuate="onLoad"><text:p/></draw:image></draw:frame><draw:g draw:style-name="gr14"><draw:custom-shape draw:style-name="gr23" draw:text-style-name="P16" svg:width="2.634cm" svg:height="2.982cm" svg:x="3.122cm" svg:y="1.344cm"><text:p/><draw:enhanced-geometry svg:viewBox="0 0 21600 21600" draw:text-areas="0 0 21600 21600" draw:type="quad-arrow" draw:modifiers="7559.20429428481 9759.89895800442 4148.86201314161"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custom-shape draw:style-name="gr24" draw:text-style-name="P16" svg:width="3.534cm" svg:height="3.648cm" draw:transform="skewX (-0.000523598775598159) rotate (-0.785398163398487) translate (4.45205555555556cm 0.306916666666667cm)"><text:p/><draw:enhanced-geometry svg:viewBox="0 0 21600 21600" draw:text-areas="0 0 21600 21600" draw:type="quad-arrow" draw:modifiers="8355.69823434992 10411.6853932584 3461.14577424844"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g><draw:path draw:style-name="gr25" draw:text-style-name="P16" svg:width="1.056cm" svg:height="1.056cm" svg:x="3.924cm" svg:y="2.306cm" svg:viewBox="0 0 1057 1057" svg:d="m211 1057c-116 0-211-95-211-211 0-212 0-423 0-635 0-116 95-211 211-211 212 0 423 0 635 0 116 0 211 95 211 211 0 212 0 423 0 635 0 116-95 211-211 211-212 0-423 0-635 0z"><text:p/></draw:path></draw:g></draw:g>Ilustración <text:sequence text:ref-name="refIllustration2" text:name="Illustration" text:formula="ooow:Illustration+1" style:num-format="1">3</text:sequence>: Movimiento pieza central de DragMe</text:p></draw:text-box></draw:frame></text:p>
      <text:list xml:id="list32655644" text:continue-numbering="true" text:style-name="L2">
        <text:list-item>
          <text:list>
            <text:list-item>
              <text:p text:style-name="P9">Bloques oponentes: <text:span text:style-name="T6">Los bloques oponentes presentarán una animación de movimiento a lo largo de toda la capa 1, tanto rectángulo interior como exterior, y su movimiento será siempre diagonal en cualquiera de los dos sentidos, vertical y horizontal. La velocidad del movimiento irá aumentando, tal y como se describirá más adelante en el apartado </text:span><text:span text:style-name="T6"><text:bookmark-ref text:reference-format="text" text:ref-name="__RefNumPara__2614_1799327073">Nivel de dificultad</text:bookmark-ref></text:span><text:span text:style-name="T6"> de la pág. </text:span><text:span text:style-name="T6"><text:bookmark-ref text:reference-format="page" text:ref-name="__RefNumPara__2614_1799327073">6</text:bookmark-ref></text:span><text:span text:style-name="T6">. A continuación en la </text:span><text:span text:style-name="T6"><text:sequence-ref text:reference-format="text" text:ref-name="refIllustration3">Ilustración 4: Movimiento bloques oponentes de DragMe</text:sequence-ref></text:span><text:span text:style-name="T6"> se observa mejor el movimiento de los bloques.</text:span></text:p>
            </text:list-item>
          </text:list>
        </text:list-item>
      </text:list>
      <text:p text:style-name="P10"><draw:frame draw:style-name="fr1" draw:name="Marco4" text:anchor-type="paragraph" svg:y="0.21cm" svg:width="9.788cm" draw:z-index="8"><draw:text-box fo:min-height="5.35cm"><text:p text:style-name="P15"><draw:g text:anchor-type="paragraph" draw:z-index="9" draw:style-name="gr1"><draw:path draw:style-name="gr26" draw:text-style-name="P16" svg:width="4.226cm" svg:height="4.588cm" svg:x="2.658cm" svg:y="0.33cm" svg:viewBox="0 0 4227 4589" svg:d="m168 4395c-93-18-168-112-168-209 0-1347 0-2694 0-4041 0-97 75-160 168-142 1288 248 2599 258 3891 27 93-17 168 47 168 144 0 1347 0 2694 0 4041 0 97-75 190-168 207-1292 233-2603 221-3891-27z"><text:p/></draw:path><draw:g draw:style-name="gr14"><draw:custom-shape draw:style-name="gr27" draw:text-style-name="P16" svg:width="2.393cm" svg:height="2.391cm" draw:transform="skewX (-0.0383972435438681) rotate (-0.785398163398487) translate (5.87275cm 2.07256944444444cm)"><text:p/><draw:enhanced-geometry svg:viewBox="0 0 21600 21600" draw:text-areas="0 0 21600 21600" draw:type="quad-arrow" draw:modifiers="8130.8081402188 9868.76838019057 3010.93988942477"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path draw:style-name="gr28" draw:text-style-name="P16" svg:width="0.868cm" svg:height="1.053cm" svg:x="5.371cm" svg:y="3.27cm" svg:viewBox="0 0 869 1054" svg:d="m169 1054c-93 0-169-79-169-176 0-234 0-468 0-702 0-97 76-176 169-176 177 0 354 0 531 0 94 0 169 79 169 176 0 234 0 468 0 702 0 97-75 176-169 176-177 0-354 0-531 0z"><text:p/></draw:path></draw:g><draw:g draw:style-name="gr14"><draw:custom-shape draw:style-name="gr29" draw:text-style-name="P16" svg:width="1.784cm" svg:height="1.782cm" draw:transform="skewX (-0.037524578917871) rotate (-0.785398163398487) translate (5.01020833333333cm 0cm)"><text:p/><draw:enhanced-geometry svg:viewBox="0 0 21600 21600" draw:mirror-horizontal="false" draw:mirror-vertical="false" draw:text-areas="0 0 21600 21600" draw:type="quad-arrow" draw:modifiers="8130.8081402188 9868.76838019057 3010.93988942477"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path draw:style-name="gr30" draw:text-style-name="P16" svg:width="1.133cm" svg:height="0.523cm" svg:x="4.418cm" svg:y="1.023cm" svg:viewBox="0 0 1134 524" svg:d="m169 524c-93 0-169-79-169-176 0-57 0-115 0-172 0-97 76-176 169-176 265 0 531 0 796 0 93 0 169 79 169 176 0 57 0 115 0 172 0 97-76 176-169 176-265 0-531 0-796 0z"><text:p/></draw:path></draw:g><draw:g draw:style-name="gr14"><draw:custom-shape draw:style-name="gr31" draw:text-style-name="P16" svg:width="1.648cm" svg:height="1.648cm" draw:transform="skewX (-0.0375245789178709) rotate (-0.785398163398487) translate (3.39548611111111cm 1.31409722222222cm)"><text:p/><draw:enhanced-geometry svg:viewBox="0 0 21600 21600" draw:text-areas="0 0 21600 21600" draw:type="quad-arrow" draw:modifiers="8130.8081402188 9868.76838019057 3010.93988942477"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path draw:style-name="gr32" draw:text-style-name="P16" svg:width="0.337cm" svg:height="1.053cm" svg:x="3.227cm" svg:y="1.975cm" svg:viewBox="0 0 338 1054" svg:d="m169 1054c-93 0-169-79-169-176 0-234 0-468 0-702 0-97 76-176 169-176s169 79 169 176c0 234 0 468 0 702 0 97-76 176-169 176z"><text:p/></draw:path></draw:g></draw:g>Ilustración <text:sequence text:ref-name="refIllustration3" text:name="Illustration" text:formula="ooow:Illustration+1" style:num-format="1">4</text:sequence>: Movimiento bloques oponentes de DragMe</text:p></draw:text-box></draw:frame></text:p>
      <text:list xml:id="list32666099" text:continue-numbering="true" text:style-name="L2">
        <text:list-item>
          <text:list>
            <text:list-item>
              <text:p text:style-name="P9"><text:span text:style-name="T3">Texto:</text:span><text:span text:style-name="T5"> El texto de resultado que aparecen en el juego no sufrirán ningún cambio de posición durante el transcurso de éste, por lo que no se apreciará animación en cuanto a movimiento, pero sí es necesario que coincida el repintado de la capa con la actualización de los textos que aparecen en el juego, es decir, como los bloque so ponentes siempre van a estar en movimiento y esto obliga a que continuamente se este redibujando la capa, haremos coincidir la actualización del texto con ese repintado, consiguiendo así que no se produzca un nuevo pintado de pantalla solo para la </text:span><text:soft-page-break/><text:span text:style-name="T5">actualización de los textos</text:span></text:p>
            </text:list-item>
          </text:list>
        </text:list-item>
        <text:list-item>
          <text:p text:style-name="P9">Capa 3</text:p>
          <text:list>
            <text:list-item>
              <text:p text:style-name="P14"><text:span text:style-name="T7">Botón inicio: </text:span><text:span text:style-name="T6">La animación que contendrá el botón de inicio será simular el efecto de un botón al dispararse la señal de inicio y fin de un </text:span><text:span text:style-name="T2">click</text:span><text:span text:style-name="T6"> de ratón o </text:span><text:span text:style-name="T2">tap</text:span><text:span text:style-name="T2"><text:note text:id="ftn4" text:note-class="footnote"><text:note-citation>4</text:note-citation><text:note-body><text:p text:style-name="Footnote">Indica que se ha realizado un toque con un elemento en el dispositivo, levantándolo rápidamente sin prolongar el contacto.</text:p></text:note-body></text:note></text:span><text:span text:style-name="T2"> </text:span><text:span text:style-name="T5">sobre una pantalla táctil. Una vez se ha pulsado sobre él, éste desaparecerá dando lugar al inicio del juego.</text:span></text:p>
            </text:list-item>
            <text:list-item>
              <text:p text:style-name="P9">Botón de pausa: <text:span text:style-name="T6">Este botón estará presente en todo el juego una vez haya desaparecido el botón inicio, descrito en el apartado anterior. Su misión será pausar el transcurso del juego y aparecerá una vez se <text:s/>pulse sobre realizando una pequeña animación y situándose en el centro de la pantalla, tal y como se muestra en la </text:span><text:span text:style-name="T6"><text:sequence-ref text:reference-format="text" text:ref-name="refIllustration5">Ilustración 5: Animación botón de pausa</text:sequence-ref></text:span><text:span text:style-name="T6">, mostrando a su vez los botones descritos en el apartado </text:span><text:span text:style-name="T6"><text:bookmark-ref text:reference-format="text" text:ref-name="__RefNumPara__2575_1799327073">Elementos</text:bookmark-ref></text:span><text:span text:style-name="T6">, capa 3, de la pág. </text:span><text:span text:style-name="T6"><text:bookmark-ref text:reference-format="page" text:ref-name="__RefNumPara__2575_1799327073">1</text:bookmark-ref></text:span><text:span text:style-name="T6">.</text:span></text:p>
              <text:p text:style-name="P12"><draw:frame draw:style-name="fr1" draw:name="Marco5" text:anchor-type="paragraph" svg:y="0.212cm" svg:width="7.004cm" draw:z-index="4"><draw:text-box fo:min-height="5.923cm"><text:p text:style-name="P15"><draw:g text:anchor-type="paragraph" draw:z-index="5" draw:style-name="gr12"><draw:path draw:style-name="gr13" draw:text-style-name="P16" svg:width="4.647cm" svg:height="5.505cm" svg:x="1.177cm" svg:y="0cm" svg:viewBox="0 0 4648 5506" svg:d="m0 5506c0-1836 0-3671 0-5506 1608 786 3257 815 4648 214 0 583 0 1166 0 1749-1391 1575-3040 2787-4648 3543z"><text:p/></draw:path><draw:g draw:style-name="gr14"><draw:path draw:style-name="gr15" draw:text-style-name="P16" svg:width="0.63cm" svg:height="0.702cm" svg:x="5.043cm" svg:y="0.528cm" svg:viewBox="0 0 631 703" svg:d="m319 29c179-69 312-11 312 149s-133 373-312 478-319 28-319-168 140-390 319-459z"><text:p/></draw:path><draw:g draw:style-name="gr14"><draw:path draw:style-name="gr16" draw:text-style-name="P16" svg:width="0.095cm" svg:height="0.435cm" svg:x="5.237cm" svg:y="0.702cm" svg:viewBox="0 0 96 436" svg:d="m0 436c0-132 0-265 0-396 32-13 64-27 96-40 0 128 0 256 0 384-32 17-64 35-96 52z"><text:p/></draw:path><draw:path draw:style-name="gr16" draw:text-style-name="P16" svg:width="0.094cm" svg:height="0.419cm" svg:x="5.388cm" svg:y="0.634cm" svg:viewBox="0 0 95 420" svg:d="m0 420c0-125 0-251 0-377 32-14 64-29 95-43 0 122 0 244 0 366-31 18-63 36-95 54z"><text:p/></draw:path></draw:g></draw:g><draw:path draw:style-name="gr17" draw:text-style-name="P16" svg:width="1.303cm" svg:height="1.515cm" draw:transform="skewX (0.33754667733564) rotate (0.0092502450355682) translate (4.30740128424591cm 1.3857360404816cm)" svg:viewBox="0 0 1304 1516" svg:d="m448 745c8-1 17-2 25-4s17-2 25-4c9-2 17-4 25-6 8-3 16-5 24-7 9-3 16-6 24-9s16-6 23-10 15-7 22-11 14-8 21-12c6-5 13-10 20-14 6-5 13-9 19-14 6-6 12-10 18-16 5-6 11-11 17-16 5-7 10-12 15-18 5-7 10-13 15-19 4-6 8-13 12-20 5-6 9-13 12-20 4-7 8-14 11-21s6-14 9-22c3-7 5-15 8-22 2-8 4-15 6-23 1-8 4-16 5-24s3-16 4-24c0-8 1-16 2-24 0-9 0-17 0-25 1-9 0-18 0-26-1-8-1-17-2-25-1-9-3-17-4-26s-3-17-5-26-4-17-6-26c-2-8-5-17-7-26-3-8-6-17-9-26-3-8-7-16-10-25s-8-17-11-25c-4-9-9-17-12-26 135-35 268-70 400-103 8 16 17 32 27 48 8 16 16 32 24 49 8 16 16 32 23 49 7 16 14 32 20 48 6 17 12 34 18 50 5 16 10 32 15 49 4 16 8 33 12 49 3 16 7 32 9 48 3 17 5 33 7 49 1 16 2 32 4 48 0 17 1 32 1 48-1 15-2 31-2 47-2 15-4 31-5 46-3 15-6 31-9 46-4 15-7 30-11 45-5 14-9 28-15 43-5 14-11 29-17 43-6 13-13 27-20 41-7 13-15 26-23 39-9 13-17 26-26 39-9 12-19 25-29 37-10 11-20 23-31 35-12 11-23 22-34 33-13 11-25 21-37 32-13 9-26 19-39 29-14 9-27 19-41 28-15 9-29 17-44 25s-30 16-45 23c-16 7-31 14-47 21-17 7-33 12-49 19-17 5-33 10-50 15s-34 10-52 14c-17 4-35 7-52 11-18 2-36 5-54 8 21 87 41 175 60 262-215-150-426-302-632-456 135-195 262-386 381-573 22 86 45 172 67 258z"><text:p/></draw:path><draw:g draw:style-name="gr14"><draw:custom-shape draw:style-name="gr18" draw:text-style-name="P16" svg:width="1.722cm" svg:height="1.893cm" svg:x="2.038cm" svg:y="1.547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4"><draw:rect draw:style-name="gr19" draw:text-style-name="P16" svg:width="0.26cm" svg:height="1.151cm" svg:x="2.56cm" svg:y="1.947cm"><text:p/></draw:rect><draw:rect draw:style-name="gr19" draw:text-style-name="P16" svg:width="0.264cm" svg:height="1.151cm" svg:x="2.976cm" svg:y="1.947cm"><text:p/></draw:rect></draw:g></draw:g></draw:g>Ilustración <text:sequence text:ref-name="refIllustration5" text:name="Illustration" text:formula="ooow:Illustration+1" style:num-format="1">5</text:sequence>: Animación botón de pausa</text:p></draw:text-box></draw:frame></text:p>
              <text:list>
                <text:list-item>
                  <text:p text:style-name="P9">Botón de pantalla completa: <text:span text:style-name="T6">Tanto este botón como el botón que se describe en el apartado posterior aparecen una vez se ha pulsado el botón de pausa. La animación <text:s/>que se realiza es que este botón aparecerá desde uno de los extremos de la pantalla, tal y como se muestra en la </text:span><text:span text:style-name="T6"><text:sequence-ref text:reference-format="text" text:ref-name="refIllustration6">Ilustración 6: Animación de pantalla completa y reinicio</text:sequence-ref></text:span><text:span text:style-name="T6">.</text:span></text:p>
                </text:list-item>
                <text:list-item>
                  <text:p text:style-name="P9">Botón de reinicio: <text:span text:style-name="T6">La descripción de este botón es similar a la descrita en el punto anterior, al igual que su animación, como se muestra en la </text:span><text:span text:style-name="T6"><text:sequence-ref text:reference-format="text" text:ref-name="refIllustration6">Ilustración 6: Animación de pantalla completa y reinicio</text:sequence-ref></text:span><text:span text:style-name="T6">.</text:span></text:p>
                </text:list-item>
              </text:list>
            </text:list-item>
          </text:list>
        </text:list-item>
      </text:list>
      <text:p text:style-name="P7"><draw:frame draw:style-name="fr1" draw:name="Marco7" text:anchor-type="paragraph" svg:y="0.213cm" svg:width="10.906cm" draw:z-index="10"><draw:text-box fo:min-height="6.417cm"><text:p text:style-name="P15"><draw:g text:anchor-type="paragraph" draw:z-index="11" draw:style-name="gr12"><draw:g draw:style-name="gr14"><draw:custom-shape draw:style-name="gr18" draw:text-style-name="P16" svg:width="1.751cm" svg:height="1.927cm" svg:x="4.555cm" svg:y="2.30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4"><draw:rect draw:style-name="gr19" draw:text-style-name="P16" svg:width="0.265cm" svg:height="1.165cm" svg:x="5.086cm" svg:y="2.718cm"><text:p/></draw:rect><draw:rect draw:style-name="gr19" draw:text-style-name="P16" svg:width="0.265cm" svg:height="1.165cm" svg:x="5.509cm" svg:y="2.718cm"><text:p/></draw:rect></draw:g></draw:g><draw:rect draw:style-name="gr13" draw:text-style-name="P16" svg:width="10.902cm" svg:height="6.413cm" svg:x="0.002cm" svg:y="0cm"><text:p/></draw:rect><draw:rect draw:style-name="gr33" draw:text-style-name="P21" svg:width="2.759cm" svg:height="0.964cm" svg:x="0.258cm" svg:y="0.961cm" draw:corner-radius="0.499cm"><text:p text:style-name="P20"><text:span text:style-name="T12">[Pantalla Completa]</text:span></text:p></draw:rect><draw:custom-shape draw:style-name="gr34" draw:text-style-name="P16" svg:width="1.923cm" svg:height="0.962cm" svg:x="5.966cm" svg:y="4.681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4" draw:text-style-name="P16" svg:width="1.923cm" svg:height="0.964cm" svg:x="3.209cm" svg:y="0.96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3" draw:text-style-name="P21" svg:width="2.756cm" svg:height="0.962cm" svg:x="8.019cm" svg:y="4.681cm" draw:corner-radius="0.499cm"><text:p text:style-name="P20"><text:span text:style-name="T12">[Reiniciar]</text:span></text:p></draw:rect></draw:g>Ilustración <text:sequence text:ref-name="refIllustration6" text:name="Illustration" text:formula="ooow:Illustration+1" style:num-format="1">6</text:sequence>: Animación de pantalla completa y reinicio</text:p></draw:text-box></draw:frame><text:soft-page-break/><text:span text:style-name="T6"/></text:p>
      <text:h text:style-name="P4" text:outline-level="2">Parámetros configurables</text:h>
      <text:h text:style-name="P4" text:outline-level="2">Puntuación</text:h>
      <text:h text:style-name="P5" text:outline-level="2"><text:bookmark text:name="__RefNumPara__2614_1799327073"/>Nivel de dificultad<text:bookmark-end text:name="__RefNumPara__2614_1799327073"/></text:h>
      <text:h text:style-name="P5" text:outline-level="2">Base de datos de DragMe</text:h>
      <text:h text:style-name="P5" text:outline-level="2">Diseño procedimental</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sans-serif" svg:font-family="sans-serif"/>
    <style:font-face style:name="Calibri1"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0" draw:display-name="Hatch 100"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opacity draw:name="Transparency_20_12" draw:display-name="Transparency 12" draw:style="linear" draw:start="100%" draw:end="0%" draw:angle="462" draw:border="64%"/>
    <draw:opacity draw:name="Transparency_20_21" draw:display-name="Transparency 21" draw:style="linear" draw:start="100%" draw:end="0%" draw:angle="517" draw:border="15%"/>
    <draw:opacity draw:name="Transparency_20_24" draw:display-name="Transparency 24" draw:style="linear" draw:start="100%" draw:end="0%" draw:angle="4" draw:border="55%"/>
    <draw:opacity draw:name="Transparency_20_26" draw:display-name="Transparency 26" draw:style="linear" draw:start="100%" draw:end="0%" draw:angle="4" draw:border="98%"/>
    <draw:opacity draw:name="Transparency_20_3" draw:display-name="Transparency 3" draw:style="linear" draw:start="100%" draw:end="0%" draw:angle="142" draw:border="0%"/>
    <draw:opacity draw:name="Transparency_20_36" draw:display-name="Transparency 36" draw:style="linear" draw:start="100%" draw:end="0%" draw:angle="3281" draw:border="64%"/>
    <draw:opacity draw:name="Transparency_20_38" draw:display-name="Transparency 38" draw:style="linear" draw:start="100%" draw:end="0%" draw:angle="2398" draw:border="64%"/>
    <draw:opacity draw:name="Transparency_20_39" draw:display-name="Transparency 39" draw:style="linear" draw:start="100%" draw:end="0%" draw:angle="1467" draw:border="64%"/>
    <draw:opacity draw:name="Transparency_20_4" draw:display-name="Transparency 4" draw:style="linear" draw:start="100%" draw:end="0%" draw:angle="278" draw:border="0%"/>
    <draw:opacity draw:name="Transparency_20_7" draw:display-name="Transparency 7" draw:style="linear" draw:start="100%" draw:end="0%" draw:angle="267" draw:border="0%"/>
    <draw:opacity draw:name="Transparency_20_8" draw:display-name="Transparency 8" draw:style="linear" draw:start="100%" draw:end="0%" draw:angle="142" draw:border="0%"/>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Text_20_body"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42M57S</meta:editing-duration>
    <meta:editing-cycles>7</meta:editing-cycles>
    <meta:generator>OpenOffice.org/3.3$Win32 OpenOffice.org_project/330m20$Build-9567</meta:generator>
    <dc:date>2014-02-05T12:51:32.07</dc:date>
    <dc:creator>Manuel Navarro Pérez</dc:creator>
    <meta:document-statistic meta:table-count="0" meta:image-count="0" meta:object-count="0" meta:page-count="6" meta:paragraph-count="51" meta:word-count="1723" meta:character-count="10453"/>
    <meta:user-defined meta:name="Info 1"/>
    <meta:user-defined meta:name="Info 2"/>
    <meta:user-defined meta:name="Info 3"/>
    <meta:user-defined meta:name="Info 4"/>
  </office:meta>
</office:document-meta>
</file>